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65460" officeooo:paragraph-rsid="00165460"/>
    </style:style>
    <style:style style:name="P2" style:family="paragraph" style:parent-style-name="Standard">
      <style:text-properties fo:language="ru" fo:country="RU" officeooo:rsid="001712a2" officeooo:paragraph-rsid="001712a2"/>
    </style:style>
    <style:style style:name="T1" style:family="text">
      <style:text-properties officeooo:rsid="001712a2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Шаблон предназначен для компаний, занимающихся компьютерной помощью. Данный лендинг готов к использовнию. Всё, что вам необходимо изменить — это контактные данные и точку на карте ( если у вас нет навыков, позволяющих сделать это, вы можете обратиться ко мне после покупки шаблона, эти изменения входят в стоимость шаблона. <text:span text:style-name="T1">В</text:span>се данные в шаблоне вымышлены).</text:p>
      <text:p text:style-name="P2">Связаться со мной можно по <text:span text:style-name="T2">whatsap/telegram 8916222121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7S</meta:editing-duration>
    <meta:editing-cycles>4</meta:editing-cycles>
    <meta:generator>LibreOffice/4.2.5.2$Windows_x86 LibreOffice_project/6ff819b65674ae6c83f3cbab9e4a4c2b292a7a94</meta:generator>
    <dc:date>2020-06-25T00:39:19.916000000</dc:date>
    <meta:document-statistic meta:table-count="0" meta:image-count="0" meta:object-count="0" meta:page-count="1" meta:paragraph-count="2" meta:word-count="59" meta:character-count="411" meta:non-whitespace-character-count="353"/>
    <meta:user-defined meta:name="Info 1"/>
    <meta:user-defined meta:name="Info 2"/>
    <meta:user-defined meta:name="Info 3"/>
    <meta:user-defined meta:name="Info 4"/>
  </office:meta>
</office:document-meta>
</file>